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PT Sans" svg:font-family="'PT Sans'" style:font-family-generic="roman" style:font-pitch="variable"/>
    <style:font-face style:name="PT Sans1" svg:font-family="'PT Sans', Helvetica, Arial, sans-serif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No_20_Spacing1">
      <style:text-properties officeooo:paragraph-rsid="000a63eb"/>
    </style:style>
    <style:style style:name="P2" style:family="paragraph" style:parent-style-name="No_20_Spacing1">
      <style:text-properties fo:color="#262630" loext:opacity="100%" style:font-name="Arial" style:letter-kerning="true" style:font-name-asian="Times New Roman1" style:font-name-complex="Arial1"/>
    </style:style>
    <style:style style:name="P3" style:family="paragraph" style:parent-style-name="No_20_Spacing1">
      <style:text-properties fo:color="#262630" loext:opacity="100%" style:font-name="Arial" officeooo:rsid="000a63eb" officeooo:paragraph-rsid="000a63eb" style:letter-kerning="true" style:font-name-asian="Times New Roman1" style:font-name-complex="Arial1"/>
    </style:style>
    <style:style style:name="P4" style:family="paragraph" style:parent-style-name="No_20_Spacing1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5" style:family="paragraph" style:parent-style-name="No_20_Spacing1">
      <style:text-properties fo:color="#262630" loext:opacity="100%" style:font-name="Arial" fo:font-size="16pt" fo:font-weight="bold" style:letter-kerning="true" style:font-name-asian="Times New Roman1" style:font-size-asian="16pt" style:font-weight-asian="bold" style:font-name-complex="Arial1"/>
    </style:style>
    <style:style style:name="P6" style:family="paragraph" style:parent-style-name="No_20_Spacing1">
      <style:text-properties fo:color="#262630" loext:opacity="100%" style:font-name="Arial" fo:font-size="16pt" fo:font-weight="bold" style:letter-kerning="true" style:font-name-asian="Times New Roman1" style:font-size-asian="16pt" style:font-weight-asian="bold" style:font-name-complex="Arial1" style:font-size-complex="10pt"/>
    </style:style>
    <style:style style:name="P7" style:family="paragraph" style:parent-style-name="No_20_Spacing1">
      <style:text-properties fo:color="#262630" loext:opacity="100%" style:font-name="Arial" fo:font-size="12pt" fo:font-weight="bold" style:letter-kerning="true" style:font-name-asian="Times New Roman1" style:font-size-asian="12pt" style:font-weight-asian="bold" style:font-name-complex="Arial1"/>
    </style:style>
    <style:style style:name="P8" style:family="paragraph" style:parent-style-name="No_20_Spacing1">
      <style:text-properties fo:color="#262630" loext:opacity="100%" style:font-name="Arial" fo:font-size="12pt" fo:font-weight="bold" officeooo:rsid="000a63eb" officeooo:paragraph-rsid="000a63eb" style:letter-kerning="true" style:font-name-asian="Times New Roman1" style:font-size-asian="12pt" style:font-weight-asian="bold" style:font-name-complex="Arial1"/>
    </style:style>
    <style:style style:name="P9" style:family="paragraph" style:parent-style-name="No_20_Spacing1">
      <style:text-properties fo:color="#262630" loext:opacity="100%" style:font-name="Arial" fo:font-size="12pt" fo:font-weight="bold" officeooo:paragraph-rsid="000a63eb" style:letter-kerning="true" style:font-name-asian="Times New Roman1" style:font-size-asian="12pt" style:font-weight-asian="bold" style:font-name-complex="Arial1"/>
    </style:style>
    <style:style style:name="P10" style:family="paragraph" style:parent-style-name="Text_20_body_20__28_user_29_">
      <style:text-properties style:font-name="Arial" fo:font-size="10pt" style:font-size-asian="10pt" style:font-size-complex="10pt"/>
    </style:style>
    <style:style style:name="P11" style:family="paragraph" style:parent-style-name="No_20_Spacing1">
      <style:text-properties style:font-name="Arial" fo:font-size="16pt" fo:font-weight="bold" style:font-size-asian="16pt" style:font-weight-asian="bold" style:font-name-complex="Arial1"/>
    </style:style>
    <style:style style:name="P12" style:family="paragraph" style:parent-style-name="No_20_Spacing1">
      <style:text-properties style:font-name="Arial" fo:font-size="12pt" fo:font-weight="bold" style:font-size-asian="12pt" style:font-weight-asian="bold" style:font-name-complex="Arial1"/>
    </style:style>
    <style:style style:name="P13" style:family="paragraph" style:parent-style-name="No_20_Spacing1">
      <style:paragraph-properties fo:margin-left="0cm" fo:margin-right="0cm" fo:text-indent="0cm" style:auto-text-indent="false"/>
      <style:text-properties fo:color="#000000" loext:opacity="100%" style:font-name="Arial" fo:font-size="10pt" fo:font-weight="bold" officeooo:paragraph-rsid="000a63eb" style:letter-kerning="true" style:font-name-asian="Times New Roman1" style:font-size-asian="10pt" style:font-weight-asian="bold" style:font-name-complex="Arial1" style:font-size-complex="10pt" style:font-weight-complex="bold"/>
    </style:style>
    <style:style style:name="P14" style:family="paragraph" style:parent-style-name="No_20_Spacing1">
      <style:paragraph-properties fo:margin-left="0cm" fo:margin-right="0cm" fo:text-indent="0cm" style:auto-text-indent="false"/>
      <style:text-properties fo:color="#000000" loext:opacity="100%" style:font-name="Arial" fo:font-size="10pt" fo:font-weight="bold" officeooo:rsid="0019dcc2" officeooo:paragraph-rsid="0019dcc2" style:letter-kerning="true" style:font-name-asian="Times New Roman1" style:font-size-asian="10pt" style:font-weight-asian="bold" style:font-name-complex="Arial1" style:font-size-complex="10pt" style:font-weight-complex="bold"/>
    </style:style>
    <style:style style:name="P15" style:family="paragraph" style:parent-style-name="No_20_Spacing1">
      <style:paragraph-properties fo:margin-left="0cm" fo:margin-right="0cm" fo:text-indent="0cm" style:auto-text-indent="false"/>
      <style:text-properties fo:color="#000000" loext:opacity="100%" style:font-name="Arial" fo:font-size="10pt" fo:language="en" fo:country="US" fo:font-weight="normal" officeooo:rsid="000a63eb" officeooo:paragraph-rsid="0020cbdf" style:letter-kerning="true" style:font-name-asian="Times New Roman1" style:font-size-asian="10pt" style:language-asian="en" style:country-asian="US" style:font-weight-asian="normal" style:font-name-complex="Arial1" style:font-size-complex="10pt" style:language-complex="ar" style:country-complex="SA" style:font-weight-complex="normal"/>
    </style:style>
    <style:style style:name="P16" style:family="paragraph" style:parent-style-name="No_20_Spacing1">
      <style:text-properties fo:color="#000000" loext:opacity="100%" style:font-name="Arial" fo:font-weight="bold" style:letter-kerning="true" style:font-name-asian="Times New Roman1" style:font-weight-asian="bold" style:font-name-complex="Arial1" style:font-weight-complex="bold"/>
    </style:style>
    <style:style style:name="P17" style:family="paragraph" style:parent-style-name="CVList" style:list-style-name="WWNum3"/>
    <style:style style:name="P18" style:family="paragraph" style:parent-style-name="CVList" style:list-style-name="WWNum3">
      <style:text-properties officeooo:paragraph-rsid="000a63eb"/>
    </style:style>
    <style:style style:name="P19" style:family="paragraph" style:parent-style-name="CVList" style:list-style-name="WWNum3">
      <style:text-properties officeooo:paragraph-rsid="002d35a0"/>
    </style:style>
    <style:style style:name="P20" style:family="paragraph" style:parent-style-name="CVList" style:list-style-name="WWNum3">
      <style:text-properties fo:font-size="10pt" fo:font-weight="normal" officeooo:paragraph-rsid="000a63eb" style:font-size-asian="10pt" style:font-weight-asian="normal" style:font-size-complex="10pt" style:font-weight-complex="normal"/>
    </style:style>
    <style:style style:name="P21" style:family="paragraph" style:parent-style-name="CVList" style:list-style-name="WWNum3"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CVList" style:list-style-name="WWNum3">
      <style:text-properties fo:color="#000000" loext:opacity="100%" style:font-name="Arial" fo:font-size="10pt" fo:font-weight="normal" officeooo:rsid="000a63eb" officeooo:paragraph-rsid="000a63eb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23" style:family="paragraph" style:parent-style-name="CVList" style:list-style-name="WWNum3">
      <style:text-properties fo:color="#000000" loext:opacity="100%" style:font-name="Arial" fo:font-size="10pt" fo:font-weight="normal" officeooo:rsid="000a63eb" officeooo:paragraph-rsid="001b3007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24" style:family="paragraph" style:parent-style-name="CVList" style:list-style-name="">
      <style:text-properties fo:color="#000000" loext:opacity="100%" style:font-name="Arial" fo:font-size="10pt" fo:font-weight="normal" officeooo:rsid="000a63eb" officeooo:paragraph-rsid="000a63eb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25" style:family="paragraph" style:parent-style-name="CVList" style:list-style-name="WWNum3">
      <style:text-properties fo:color="#000000" loext:opacity="100%" style:font-name="Arial" fo:font-size="10pt" fo:font-weight="normal" officeooo:rsid="00181f58" officeooo:paragraph-rsid="001b3007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26" style:family="paragraph" style:parent-style-name="CVList" style:list-style-name="WWNum3">
      <style:text-properties fo:color="#000000" loext:opacity="100%" style:font-name="Arial" fo:font-size="10pt" fo:font-weight="normal" officeooo:rsid="00181f58" officeooo:paragraph-rsid="00181f58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27" style:family="paragraph" style:parent-style-name="CVList" style:list-style-name="WWNum3">
      <style:text-properties fo:color="#000000" loext:opacity="100%" style:font-name="Arial" fo:font-size="10pt" fo:font-weight="normal" officeooo:rsid="001792a6" officeooo:paragraph-rsid="001b3007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28" style:family="paragraph" style:parent-style-name="CVList" style:list-style-name="WWNum3">
      <style:text-properties fo:color="#000000" loext:opacity="100%" style:font-name="Arial" fo:font-size="10pt" fo:font-weight="normal" officeooo:rsid="0011c4fa" officeooo:paragraph-rsid="001b3007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29" style:family="paragraph" style:parent-style-name="CVList" style:list-style-name="WWNum3">
      <style:text-properties fo:color="#000000" loext:opacity="100%" style:font-name="Arial" fo:font-size="10pt" fo:font-weight="normal" officeooo:rsid="0011c4fa" officeooo:paragraph-rsid="0011c4fa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30" style:family="paragraph" style:parent-style-name="CVList" style:list-style-name="WWNum3">
      <style:text-properties fo:color="#000000" loext:opacity="100%" fo:font-size="10pt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31" style:family="paragraph" style:parent-style-name="CVList" style:list-style-name="">
      <style:text-properties fo:color="#000000" loext:opacity="100%" fo:font-size="10pt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32" style:family="paragraph" style:parent-style-name="No_20_Spacing1" style:list-style-name="WWNum4"/>
    <style:style style:name="P33" style:family="paragraph" style:parent-style-name="No_20_Spacing1" style:list-style-name="WWNum9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34" style:family="paragraph" style:parent-style-name="No_20_Spacing1" style:list-style-name="WWNum10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35" style:family="paragraph" style:parent-style-name="No_20_Spacing1" style:list-style-name="WWNum11"/>
    <style:style style:name="P36" style:family="paragraph" style:parent-style-name="No_20_Spacing1" style:list-style-name="WWNum12"/>
    <style:style style:name="P37" style:family="paragraph" style:parent-style-name="No_20_Spacing1" style:list-style-name="WWNum13">
      <style:text-properties officeooo:paragraph-rsid="000f3b3d"/>
    </style:style>
    <style:style style:name="P38" style:family="paragraph" style:parent-style-name="No_20_Spacing1" style:list-style-name="WWNum3"/>
    <style:style style:name="P39" style:family="paragraph" style:parent-style-name="No_20_Spacing1" style:list-style-name="WWNum3">
      <style:text-properties fo:color="#000000" loext:opacity="100%" style:font-name="Arial" fo:font-size="10pt" officeooo:rsid="000f3b3d" officeooo:paragraph-rsid="000f3b3d" style:letter-kerning="true" style:font-name-asian="Times New Roman1" style:font-size-asian="10pt" style:font-name-complex="Arial1" style:font-size-complex="10pt"/>
    </style:style>
    <style:style style:name="P40" style:family="paragraph" style:parent-style-name="Text_20_body_20__28_user_29_" style:list-style-name="WWNum7">
      <style:text-properties fo:color="#000000" loext:opacity="100%" style:font-name="Arial" fo:font-size="10pt" officeooo:rsid="00134a69" officeooo:paragraph-rsid="00134a69" style:letter-kerning="true" style:font-name-asian="Times New Roman1" style:font-size-asian="10pt" style:font-name-complex="Arial1"/>
    </style:style>
    <style:style style:name="P41" style:family="paragraph" style:parent-style-name="Text_20_body_20__28_user_29_" style:list-style-name="WWNum7">
      <style:text-properties fo:color="#000000" loext:opacity="100%" style:font-name="Arial" fo:font-size="10pt" officeooo:rsid="000a63eb" officeooo:paragraph-rsid="00134a69" style:letter-kerning="true" style:font-name-asian="Times New Roman1" style:font-size-asian="10pt" style:font-name-complex="Arial1"/>
    </style:style>
    <style:style style:name="P42" style:family="paragraph" style:parent-style-name="Text_20_body_20__28_user_29_" style:list-style-name="WWNum7">
      <style:text-properties fo:color="#000000" loext:opacity="100%" style:font-name="Arial" fo:font-size="10pt" officeooo:rsid="000a63eb" officeooo:paragraph-rsid="0011c4fa" style:letter-kerning="true" style:font-name-asian="Times New Roman1" style:font-size-asian="10pt" style:font-name-complex="Arial1"/>
    </style:style>
    <style:style style:name="P43" style:family="paragraph" style:parent-style-name="Text_20_body_20__28_user_29_" style:list-style-name="WWNum7">
      <style:text-properties fo:color="#000000" loext:opacity="100%" style:font-name="Arial" fo:font-size="10pt" officeooo:rsid="000a63eb" officeooo:paragraph-rsid="000c61f2" style:letter-kerning="true" style:font-name-asian="Times New Roman1" style:font-size-asian="10pt" style:font-name-complex="Arial1"/>
    </style:style>
    <style:style style:name="P44" style:family="paragraph" style:parent-style-name="Text_20_body_20__28_user_29_" style:list-style-name="WWNum7">
      <style:text-properties fo:color="#000000" loext:opacity="100%" style:font-name="Arial" fo:font-size="10pt" officeooo:rsid="001495dc" officeooo:paragraph-rsid="001495dc" style:letter-kerning="true" style:font-name-asian="Times New Roman1" style:font-size-asian="10pt" style:font-name-complex="Arial1"/>
    </style:style>
    <style:style style:name="P45" style:family="paragraph" style:parent-style-name="Text_20_body_20__28_user_29_" style:list-style-name="WWNum7">
      <style:text-properties fo:color="#000000" loext:opacity="100%" style:font-name="Arial" fo:font-size="10pt" officeooo:rsid="0011c4fa" officeooo:paragraph-rsid="001495dc" style:letter-kerning="true" style:font-name-asian="Times New Roman1" style:font-size-asian="10pt" style:font-name-complex="Arial1"/>
    </style:style>
    <style:style style:name="T1" style:family="text">
      <style:text-properties style:font-name="Arial" fo:font-size="12pt" fo:font-weight="bold" style:font-size-asian="12pt" style:font-weight-asian="bold" style:font-name-complex="Arial1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weight="bold" style:font-weight-asian="bold" style:font-name-complex="Arial1" style:font-weight-complex="bold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letter-kerning="true" style:font-name-asian="Times New Roman1" style:font-size-asian="10pt" style:font-name-complex="Arial1" style:font-size-complex="10pt"/>
    </style:style>
    <style:style style:name="T7" style:family="text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T8" style:family="text">
      <style:text-properties fo:color="#262630" loext:opacity="100%" style:font-name="Arial" fo:font-size="10pt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T9" style:family="text">
      <style:text-properties fo:color="#262630" loext:opacity="100%" style:font-name="Arial" fo:font-size="10pt" fo:font-weight="normal" officeooo:rsid="000a63eb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T10" style:family="text">
      <style:text-properties fo:color="#262630" loext:opacity="100%" style:text-position="super 58%" style:font-name="Arial" fo:font-size="10pt" style:letter-kerning="true" style:font-name-asian="Times New Roman1" style:font-size-asian="10pt" style:font-name-complex="Arial1" style:font-size-complex="10pt"/>
    </style:style>
    <style:style style:name="T11" style:family="text">
      <style:text-properties fo:color="#262630" loext:opacity="100%" fo:font-size="10pt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T12" style:family="text">
      <style:text-properties fo:color="#262630" loext:opacity="100%" fo:font-size="10pt" fo:font-weight="normal" officeooo:rsid="000a63eb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T13" style:family="text">
      <style:text-properties fo:color="#00000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T14" style:family="text">
      <style:text-properties fo:color="#000000" loext:opacity="100%" style:font-name="Arial" fo:font-size="12pt" style:letter-kerning="true" style:font-name-asian="Times New Roman1" style:font-size-asian="12pt" style:font-name-complex="Arial1"/>
    </style:style>
    <style:style style:name="T15" style:family="text">
      <style:text-properties fo:color="#000000" loext:opacity="100%" style:font-name="Arial" fo:font-size="12pt" officeooo:rsid="000a63eb" style:letter-kerning="true" style:font-name-asian="Times New Roman1" style:font-size-asian="12pt" style:font-name-complex="Arial1"/>
    </style:style>
    <style:style style:name="T16" style:family="text">
      <style:text-properties fo:color="#000000" loext:opacity="100%" style:font-name="Arial" fo:font-size="12pt" officeooo:rsid="0011c4fa" style:letter-kerning="true" style:font-name-asian="Times New Roman1" style:font-size-asian="12pt" style:font-name-complex="Arial1"/>
    </style:style>
    <style:style style:name="T17" style:family="text">
      <style:text-properties style:font-name-asian="Calibri1"/>
    </style:style>
    <style:style style:name="T18" style:family="text">
      <style:text-properties officeooo:rsid="0011c4fa"/>
    </style:style>
    <style:style style:name="T19" style:family="text">
      <style:text-properties officeooo:rsid="00134a69"/>
    </style:style>
    <style:style style:name="T20" style:family="text">
      <style:text-properties officeooo:rsid="001495dc"/>
    </style:style>
    <style:style style:name="T21" style:family="text">
      <style:text-properties officeooo:rsid="00165512"/>
    </style:style>
    <style:style style:name="T22" style:family="text">
      <style:text-properties officeooo:rsid="001792a6"/>
    </style:style>
    <style:style style:name="T23" style:family="text">
      <style:text-properties officeooo:rsid="00181f58"/>
    </style:style>
    <style:style style:name="T24" style:family="text">
      <style:text-properties officeooo:rsid="0019dcc2"/>
    </style:style>
    <style:style style:name="T25" style:family="text">
      <style:text-properties officeooo:rsid="001b3007"/>
    </style:style>
    <style:style style:name="T26" style:family="text">
      <style:text-properties officeooo:rsid="001ccf3c"/>
    </style:style>
    <style:style style:name="T27" style:family="text">
      <style:text-properties officeooo:rsid="001df84f"/>
    </style:style>
    <style:style style:name="T28" style:family="text">
      <style:text-properties officeooo:rsid="001eefb9"/>
    </style:style>
    <style:style style:name="T29" style:family="text">
      <style:text-properties officeooo:rsid="0020cbdf"/>
    </style:style>
    <style:style style:name="T30" style:family="text">
      <style:text-properties officeooo:rsid="002452e0"/>
    </style:style>
    <style:style style:name="T31" style:family="text">
      <style:text-properties officeooo:rsid="0028198f"/>
    </style:style>
    <style:style style:name="T32" style:family="text">
      <style:text-properties officeooo:rsid="0029ed9f"/>
    </style:style>
    <style:style style:name="T33" style:family="text">
      <style:text-properties officeooo:rsid="002b8ec7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Wiktor Kaczor</text:p>
      <text:p text:style-name="No_20_Spacing1"><text:span text:style-name="T1">Mobile Number:</text:span><text:span text:style-name="T3"> 07936271953</text:span></text:p>
      <text:p text:style-name="No_20_Spacing1"><text:span text:style-name="T1">Email:</text:span><text:span text:style-name="T3"> </text:span><text:bookmark-start text:name="_Hlk13782819"/><text:a xlink:type="simple" xlink:href="mailto:wiktoraleksanderkaczor@gmail.com" text:style-name="Standard" text:visited-style-name="Standard"><text:span text:style-name="T3">wiktoraleksanderkaczor@gmail.com</text:span></text:a><text:bookmark-end text:name="_Hlk13782819"/></text:p>
      <text:p text:style-name="No_20_Spacing1"><text:span text:style-name="T1">Website: </text:span><text:a xlink:type="simple" xlink:href="https://wiktorkaczor.com/" text:style-name="Standard" text:visited-style-name="Standard"><text:span text:style-name="T3">https://wiktorkaczor.com</text:span></text:a></text:p>
      <text:p text:style-name="No_20_Spacing1"><text:span text:style-name="T2">LinkedIn</text:span><text:span text:style-name="T4">: </text:span><text:a xlink:type="simple" xlink:href="https://www.linkedin.com/in/wiktorkaczor" text:style-name="Standard" text:visited-style-name="Standard"><text:span text:style-name="T3">https://www.linkedin.com/in/wiktorkaczor</text:span></text:a><text:span text:style-name="T3"> </text:span></text:p>
      <text:p text:style-name="P12">Home Address:</text:p>
      <text:p text:style-name="P3">Flat 14, 9 Muirhouse Crescent</text:p>
      <text:p text:style-name="P2">Edinburgh</text:p>
      <text:p text:style-name="P3">EH4 4QF</text:p>
      <text:p text:style-name="P2"/>
      <text:p text:style-name="P5">Education</text:p>
      <text:p text:style-name="P7">Undergraduate Study at Edinburgh Napier University (2019 to 2021):</text:p>
      <text:list text:style-name="WWNum4">
        <text:list-item>
          <text:p text:style-name="P32"><text:span text:style-name="T7">BEng (Hons) Cybersecurity and Forensics (3</text:span><text:span text:style-name="T10">rd</text:span><text:span text:style-name="T7"> Year Entry) with First Class Honours [2019 to 2021]</text:span></text:p>
        </text:list-item>
      </text:list>
      <text:p text:style-name="P4"/>
      <text:p text:style-name="P7">Higher Education at Edinburgh College (2016 to 2019):</text:p>
      <text:list text:style-name="WWNum9">
        <text:list-item>
          <text:p text:style-name="P33">Higher National Diploma Computing: Networking - Grade A (SQCF Level 8) [2017 to 2019]</text:p>
        </text:list-item>
        <text:list-item text:style-override="WWNum10">
          <text:p text:style-name="P34">National Certificate Computing: Technical Support - (SQCF Level 6) [2016 to 2017]</text:p>
        </text:list-item>
      </text:list>
      <text:p text:style-name="P4"/>
      <text:p text:style-name="P7">Additional Certifications:</text:p>
      <text:list text:style-name="WWNum11">
        <text:list-item>
          <text:p text:style-name="P35"><text:span text:style-name="T5">Splunk Core Certified Power User [Certified 2022]<text:line-break/></text:span><text:a xlink:type="simple" xlink:href="https://www.credly.com/badges/9316b645-80f6-4db7-bb0c-4fbf985d1a2d" text:style-name="Standard" text:visited-style-name="Standard"><text:span text:style-name="T5">https://www.credly.com/badges/9316b645-80f6-4db7-bb0c-4fbf985d1a2d</text:span></text:a></text:p>
        </text:list-item>
        <text:list-item text:style-override="WWNum12">
          <text:p text:style-name="P36"><text:span text:style-name="T5">Splunk Core Certified User [Certified 2021]<text:line-break/></text:span><text:a xlink:type="simple" xlink:href="https://www.credly.com/badges/01d7b394-831b-42cf-8d89-f0c8eaed8abb" text:style-name="Standard" text:visited-style-name="Standard"><text:span text:style-name="T5">https://www.credly.com/badges/01d7b394-831b-42cf-8d89-f0c8eaed8abb</text:span></text:a></text:p>
        </text:list-item>
        <text:list-item text:style-override="WWNum13">
          <text:p text:style-name="P37"><text:span text:style-name="T7">MTA (Microsoft Technology Associate): Windows Operating System Fundamentals [Certified 2017]<text:line-break/></text:span><text:a xlink:type="simple" xlink:href="https://www.youracclaim.com/badges/754731c9-fdf1-461a-b0e5-b658b1839778" text:style-name="Standard" text:visited-style-name="Standard"><text:span text:style-name="T6">https://www.youracclaim.com/badges/754731c9-fdf1-461a-b0e5-b658b1839778</text:span></text:a></text:p>
        </text:list-item>
      </text:list>
      <text:p text:style-name="P4"/>
      <text:p text:style-name="P5">Work Experience</text:p>
      <text:p text:style-name="P8">Software Developer</text:p>
      <text:list xml:id="list2500645385" text:style-name="WWNum3">
        <text:list-item>
          <text:p text:style-name="P20">Adarma, United Kingdom</text:p>
        </text:list-item>
        <text:list-item>
          <text:p text:style-name="P18"><text:span text:style-name="T9">May</text:span><text:span text:style-name="T8"> 202</text:span><text:span text:style-name="T9">2</text:span><text:span text:style-name="T8"> to May 2023</text:span></text:p>
        </text:list-item>
      </text:list>
      <text:p text:style-name="P14">Overview:</text:p>
      <text:p text:style-name="P15"><text:soft-page-break/>My job involves utilizing various AWS-oriented computing, storage, and <text:span text:style-name="T25">observability</text:span> systems with a speciali<text:span text:style-name="T25">z</text:span>ation in server-less lambda <text:span text:style-name="T27">and container </text:span>based architecture. <text:span text:style-name="T29">Utilizing</text:span> infrastructure-as-code <text:span text:style-name="T26">and containerization </text:span>tooling such as Terraform and Docker. PyTest industry-standard testing framework usage plus in-house extensions for interfacing with server-less architecture. Finally, security event investigation enrichment tooling, both vendor provided and written in-house.</text:p>
      <text:p text:style-name="P13">Responsibilities:</text:p>
      <text:list xml:id="list24820086355134" text:continue-numbering="true" text:style-name="WWNum3">
        <text:list-item>
          <text:p text:style-name="P22">Agile-based meetings discussing and working <text:span text:style-name="T18">with cross-functional teams</text:span> to implement business requirements</text:p>
        </text:list-item>
        <text:list-item>
          <text:p text:style-name="P25">Platform serviceability improvements, mainly credential asset health validation and related automated support issue creation</text:p>
        </text:list-item>
        <text:list-item>
          <text:p text:style-name="P27">Documenting service up-time conditions and failure scenario cases for determining service level agreement fulfillment</text:p>
        </text:list-item>
        <text:list-item>
          <text:p text:style-name="P23">AWS service <text:span text:style-name="T24">integration and usage,</text:span> particularly <text:span text:style-name="T24">lambda compute, object storage, low-latency caching, document and relational databases with inclusions </text:span>cloud-based logging, and metric monitoring</text:p>
        </text:list-item>
        <text:list-item>
          <text:p text:style-name="P22"><text:span text:style-name="T25">Utilizing c</text:span>ontainerization technology <text:span text:style-name="T23">for</text:span> Python-<text:span text:style-name="T22">based AWS</text:span> Lambda <text:span text:style-name="T22">services </text:span><text:span text:style-name="T23">deployment and local testing</text:span></text:p>
        </text:list-item>
        <text:list-item>
          <text:p text:style-name="P28">In-house testing migration <text:span text:style-name="T22">to industry-standard </text:span>framework <text:span text:style-name="T24">with test profiling and debugging features</text:span></text:p>
        </text:list-item>
        <text:list-item>
          <text:p text:style-name="P22">Troubleshooting and debugging <text:span text:style-name="T18">using various monitoring platforms, mainly log search and tracing based</text:span></text:p>
        </text:list-item>
        <text:list-item>
          <text:p text:style-name="P29">New security enrichment functionality based on <text:span text:style-name="T23">historical event data </text:span><text:span text:style-name="T24">to reduce duplication of effort</text:span></text:p>
        </text:list-item>
        <text:list-item>
          <text:p text:style-name="P27"><text:span text:style-name="T24">S</text:span>ecurity posture <text:span text:style-name="T24">improvements </text:span>with <text:span text:style-name="T24">cross-site script stripping and user input </text:span>validation</text:p>
        </text:list-item>
        <text:list-item>
          <text:p text:style-name="P22"><text:span text:style-name="T24">CI/CD</text:span><text:span text:style-name="T23"> code </text:span>quality assurance <text:span text:style-name="T23">and schema update </text:span>pipelines</text:p>
        </text:list-item>
        <text:list-item>
          <text:p text:style-name="P26">Minor assorted front-end improvements and fixes</text:p>
        </text:list-item>
      </text:list>
      <text:p text:style-name="P24"/>
      <text:p text:style-name="P9">SOC Analyst</text:p>
      <text:list xml:id="list24819745482653" text:continue-numbering="true" text:style-name="WWNum3">
        <text:list-item>
          <text:p text:style-name="P21">Adarma, United Kingdom</text:p>
        </text:list-item>
        <text:list-item>
          <text:p text:style-name="P18"><text:span text:style-name="T11">August 2021 to </text:span><text:span text:style-name="T12">May 2022</text:span></text:p>
        </text:list-item>
      </text:list>
      <text:p text:style-name="P13">Responsibilities:</text:p>
      <text:list xml:id="list24818370197352" text:continue-numbering="true" text:style-name="WWNum3">
        <text:list-item>
          <text:p text:style-name="P30">Monitoring clients' IT infrastructures for threats</text:p>
        </text:list-item>
        <text:list-item>
          <text:p text:style-name="P30"><text:span text:style-name="T30">Triage</text:span>, investigat<text:span text:style-name="T30">e</text:span> and escalat<text:span text:style-name="T30">e</text:span> security incidents</text:p>
        </text:list-item>
        <text:list-item>
          <text:p text:style-name="P30">Conducting monitoring for new security rule development</text:p>
        </text:list-item>
        <text:list-item>
          <text:p text:style-name="P30">Hunting for the newest Indicators of Compromise<text:span text:style-name="T25"> (IoC)</text:span> within client estates</text:p>
        </text:list-item>
        <text:list-item>
          <text:p text:style-name="P30">Assisting with response process development</text:p>
        </text:list-item>
        <text:list-item>
          <text:p text:style-name="P30">Verifying <text:span text:style-name="T25">security event </text:span>detection with tools and databases to confirm reputation</text:p>
        </text:list-item>
        <text:list-item>
          <text:p text:style-name="P30">Updating thresholds, whitelists and threat lists for new <text:span text:style-name="T25">and existing security rule</text:span><text:span text:style-name="T31">s</text:span></text:p>
        </text:list-item>
      </text:list>
      <text:p text:style-name="P31"><text:soft-page-break/></text:p>
      <text:p text:style-name="P7">Student</text:p>
      <text:list xml:id="list24819428374336" text:continue-numbering="true" text:style-name="WWNum3">
        <text:list-item>
          <text:p text:style-name="P17">Edinburgh Napier University, United Kingdom</text:p>
        </text:list-item>
        <text:list-item>
          <text:p text:style-name="P17">August 2019 to June 2021</text:p>
        </text:list-item>
      </text:list>
      <text:p text:style-name="P16">Responsibilities:</text:p>
      <text:list xml:id="list24820041431791" text:continue-numbering="true" text:style-name="WWNum3">
        <text:list-item>
          <text:p text:style-name="P17">Developing a dissertation project using existing photogrammetry solutions for image tracking purposes</text:p>
        </text:list-item>
        <text:list-item>
          <text:p text:style-name="P17">Analy<text:span text:style-name="T28">z</text:span>ing existing source code for vulnerabilities using secure software development practices</text:p>
        </text:list-item>
        <text:list-item>
          <text:p text:style-name="P17">Collaborating with a team on web technologies group project <text:span text:style-name="T32">for employee rota management system</text:span></text:p>
        </text:list-item>
        <text:list-item>
          <text:p text:style-name="P19">Python scripting for network <text:span text:style-name="T32">packet </text:span>analysis, <text:span text:style-name="T32">filtering and geographical location lookup</text:span></text:p>
        </text:list-item>
        <text:list-item>
          <text:p text:style-name="P17">Analy<text:span text:style-name="T25">z</text:span>ing file and operating system artifacts for forensic evidence</text:p>
        </text:list-item>
        <text:list-item>
          <text:p text:style-name="P17">Executing and protecting against attacks in an IoT network simulator</text:p>
        </text:list-item>
        <text:list-item>
          <text:p text:style-name="P19">Basic network server penetration testing</text:p>
        </text:list-item>
      </text:list>
      <text:p text:style-name="P10"/>
      <text:p text:style-name="P6">References</text:p>
      <text:list xml:id="list170008930116212" text:style-name="WWNum3">
        <text:list-item>
          <text:p text:style-name="P39">Adarma (Cybersecurity) - PeopleTeam@adarma.com</text:p>
        </text:list-item>
        <text:list-item>
          <text:p text:style-name="P38"><text:span text:style-name="T13">Dr Sean McKeown (Edinburgh Napier University) - </text:span><text:span text:style-name="CVList_20_Char"><text:span text:style-name="T17">S.McKeown@napier.ac.uk</text:span></text:span></text:p>
        </text:list-item>
      </text:list>
      <text:p text:style-name="Text_20_body_20__28_user_29_"/>
      <text:p text:style-name="P5"><text:span text:style-name="T33">Personal P</text:span>rojects</text:p>
      <text:p text:style-name="P8">Distributed storage, <text:span text:style-name="T18">compute and </text:span>database <text:span text:style-name="T18">with ephemeral cluster </text:span>(WIP)</text:p>
      <text:p text:style-name="P1"><text:span text:style-name="T16">Abstracted multiple-access storage with various backends, a</text:span><text:span text:style-name="T15">uto-discovering </text:span><text:span text:style-name="T16">and bootstrapping</text:span><text:span text:style-name="T15"> hosts forming consensus</text:span><text:span text:style-name="T14">:</text:span></text:p>
      <text:list text:style-name="WWNum7">
        <text:list-item>
          <text:p text:style-name="P40">Ephemeral, master-less and distributed architecture with consensus conflict resolution</text:p>
        </text:list-item>
        <text:list-item>
          <text:p text:style-name="P41">Extensible framework for <text:span text:style-name="T19">additional </text:span>storage<text:span text:style-name="T19"> implementations and wrappers</text:span></text:p>
        </text:list-item>
        <text:list-item>
          <text:p text:style-name="P42">Multi-paradigm distributed database <text:span text:style-name="T18">services </text:span><text:span text:style-name="T20">and compute providers</text:span></text:p>
        </text:list-item>
        <text:list-item>
          <text:p text:style-name="P44">File-system in Userspace (<text:span text:style-name="T21">FUSE</text:span>) storage mounting with cluster-level multiple-access</text:p>
        </text:list-item>
        <text:list-item>
          <text:p text:style-name="P43">Network auto-discovery service configuration <text:span text:style-name="T20">and bootstrapping</text:span></text:p>
        </text:list-item>
        <text:list-item>
          <text:p text:style-name="P45">No external service dependenc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PT Sans" svg:font-family="'PT Sans'" style:font-family-generic="roman" style:font-pitch="variable"/>
    <style:font-face style:name="PT Sans1" svg:font-family="'PT Sans', Helvetica, Arial, sans-serif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false" style:font-name-asian="Calibri1" style:font-size-asian="11pt" style:language-asian="en" style:country-asian="GB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GB" style:font-name-complex="Calibri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GB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6" style:display-name="Heading 6" style:family="paragraph" style:parent-style-name="Standard" loext:linked-style-name="Heading_20_6_20_Char" style:default-outline-level="6" style:list-style-name="" style:class="text">
      <style:paragraph-properties fo:margin-top="0.494cm" fo:margin-bottom="0.494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7.5pt" fo:font-weight="bold" style:font-name-asian="Times New Roman1" style:font-family-asian="'Times New Roman'" style:font-family-generic-asian="system" style:font-pitch-asian="variable" style:font-size-asian="7.5pt" style:language-asian="zh" style:country-asian="CN" style:font-weight-asian="bold" style:font-name-complex="Times New Roman1" style:font-family-complex="'Times New Roman'" style:font-family-generic-complex="system" style:font-pitch-complex="variable" style:font-size-complex="7.5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tandard_20__28_user_29_" style:display-name="Standard (user)" style:family="paragraph" loext:linked-style-name="Standard_20_Char">
      <style:paragraph-properties fo:margin-top="0cm" fo:margin-bottom="0.282cm" style:contextual-spacing="false" fo:line-height="108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 loext:linked-style-name="Text_20_body_20_Char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ing_20_11" style:display-name="Heading 11" style:family="paragraph" style:parent-style-name="Standard_20__28_user_29_" style:default-outline-level="1" style:list-style-name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Caption1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1" style:display-name="List Paragraph1" style:family="paragraph" style:parent-style-name="Standard_20__28_user_29_">
      <style:paragraph-properties fo:margin-left="1.27cm" fo:margin-right="0cm" fo:text-indent="0cm" style:auto-text-indent="false"/>
    </style:style>
    <style:style style:name="No_20_Spacing1" style:display-name="No Spacing1" style:family="paragraph">
      <style:paragraph-properties fo:margin-top="0cm" fo:margin-bottom="0.282cm" style:contextual-spacing="false" fo:line-height="108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ad" style:family="paragraph" style:parent-style-name="Standard">
      <style:paragraph-properties fo:margin-top="0.494cm" fo:margin-bottom="0.494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VList" style:family="paragraph" style:parent-style-name="Text_20_body_20__28_user_29_" loext:linked-style-name="CVList_20_Char" style:list-style-name="WWNum3" style:list-level="1">
      <style:text-properties fo:color="#000000" loext:opacity="100%" style:font-name="Arial" fo:font-family="Arial" style:font-family-generic="roman" style:font-pitch="variable" fo:font-size="10pt" style:letter-kerning="true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style:font-name="Times New Roman" fo:font-family="'Times New Roman'" style:font-family-generic="roman" style:font-pitch="variable" fo:font-size="7.5pt" fo:font-weight="bold" style:font-name-asian="Times New Roman1" style:font-family-asian="'Times New Roman'" style:font-family-generic-asian="system" style:font-pitch-asian="variable" style:font-size-asian="7.5pt" style:language-asian="zh" style:country-asian="CN" style:font-weight-asian="bold" style:font-name-complex="Times New Roman1" style:font-family-complex="'Times New Roman'" style:font-family-generic-complex="system" style:font-pitch-complex="variable" style:font-size-complex="7.5pt" style:font-weight-complex="bold"/>
    </style:style>
    <style:style style:name="Standard_20_Char" style:display-name="Standard Char" style:family="text" style:parent-style-name="Default_20_Paragraph_20_Font">
      <style:text-properties fo:language="en" fo:country="US" style:language-asian="en" style:country-asian="US" style:font-size-complex="11pt"/>
    </style:style>
    <style:style style:name="Text_20_body_20_Char" style:display-name="Text body Char" style:family="text" style:parent-style-name="Standard_20_Char" loext:linked-style-name="Text_20_body">
      <style:text-properties fo:language="en" fo:country="US" style:language-asian="en" style:country-asian="US" style:font-size-complex="11pt"/>
    </style:style>
    <style:style style:name="CVList_20_Char" style:display-name="CVList Char" style:family="text" style:parent-style-name="Text_20_body_20_Char" loext:linked-style-name="CVList">
      <style:text-properties fo:color="#000000" loext:opacity="100%" style:font-name="Arial" fo:font-family="Arial" style:font-family-generic="roman" style:font-pitch="variable" fo:font-size="10pt" fo:language="en" fo:country="US" style:letter-kerning="true" style:font-name-asian="Times New Roman1" style:font-family-asian="'Times New Roman'" style:font-family-generic-asian="system" style:font-pitch-asian="variable" style:font-size-asian="10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6-03T05:18:00</meta:creation-date>
    <meta:initial-creator>Eliza Kaczor</meta:initial-creator>
    <dc:language>en-GB</dc:language>
    <meta:print-date>2021-06-03T05:11:00</meta:print-date>
    <dc:date>2023-06-07T02:48:17.730000000</dc:date>
    <meta:editing-cycles>44</meta:editing-cycles>
    <dc:title>Wiktor Kaczor</dc:title>
    <meta:editing-duration>PT5H9M24S</meta:editing-duration>
    <meta:generator>LibreOffice/7.5.3.2$Windows_X86_64 LibreOffice_project/9f56dff12ba03b9acd7730a5a481eea045e468f3</meta:generator>
    <meta:document-statistic meta:table-count="0" meta:image-count="0" meta:object-count="0" meta:page-count="3" meta:paragraph-count="71" meta:word-count="594" meta:character-count="4678" meta:non-whitespace-character-count="4199"/>
    <meta:user-defined meta:name="AppVersion">15.0000</meta:user-defined>
    <meta:user-defined meta:name="HyperlinksChanged" meta:value-type="boolean">false</meta:user-defined>
    <meta:user-defined meta:name="KSOProductBuildVer">1033-9.1.0.4942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